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648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3.0992in"/>
    </style:style>
    <style:style style:name="co14" style:family="table-column">
      <style:table-column-properties fo:break-before="auto" style:column-width="0.4555in"/>
    </style:style>
    <style:style style:name="co15" style:family="table-column">
      <style:table-column-properties fo:break-before="auto" style:column-width="0.5791in"/>
    </style:style>
    <style:style style:name="co16" style:family="table-column">
      <style:table-column-properties fo:break-before="auto" style:column-width="0.6516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style-name="ce1" office:value-type="string" calcext:value-type="string">
            <text:p>Xbox 1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office:value-type="string" calcext:value-type="string">
            <text:p>Button 0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4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office:value-type="string" calcext:value-type="string">
            <text:p>Button 2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office:value-type="string" calcext:value-type="string">
            <text:p>Button 1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4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4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6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7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8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office:value-type="string" calcext:value-type="string">
            <text:p>Button 9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-Trigger-Axis</text:p>
          </table:table-cell>
          <table:table-cell office:value-type="string" calcext:value-type="string">
            <text:p>Axis 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Trigger-Axis</text:p>
          </table:table-cell>
          <table:table-cell office:value-type="string" calcext:value-type="string">
            <text:p>Axis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Y</text:p>
          </table:table-cell>
          <table:table-cell office:value-type="string" calcext:value-type="string">
            <text:p>Axis 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table:number-columns-repeated="13"/>
          <table:table-cell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/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/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/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/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/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/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/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3"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tes" table:style-name="ta1">
        <table:table-column table:style-name="co5" table:default-cell-style-name="ce3"/>
        <table:table-column table:style-name="co13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ZEROPLUS" table:style-name="ta1"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 office:value-type="string" calcext:value-type="string">
            <text:p>Axis 3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 office:value-type="string" calcext:value-type="string">
            <text:p>Axis 4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5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20:21:05.339309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Linux_X86_64 LibreOffice_project/520$Build-3</meta:generator>
    <dc:date>2025-06-15T20:56:19.911781067</dc:date>
    <meta:editing-duration>PT4H14M20S</meta:editing-duration>
    <meta:editing-cycles>65</meta:editing-cycles>
    <meta:document-statistic meta:table-count="3" meta:cell-count="362" meta:object-count="0"/>
  </office:meta>
</office:document-meta>
</file>